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21cm"/>
    </style:style>
    <style:style style:name="co10" style:family="table-column">
      <style:table-column-properties fo:break-before="auto" style:column-width="0.508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6.75cm"/>
    </style:style>
    <style:style style:name="co13" style:family="table-column">
      <style:table-column-properties fo:break-before="auto" style:column-width="8.89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7"/>
        <table:table-column table:style-name="co13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/>
          <table:table-cell table:number-columns-repeated="4"/>
          <table:table-cell table:style-name="ce7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Session 1... (LBA: 0 / 00:02:00)</text:p>
          </table:table-cell>
          <table:covered-table-cell table:number-columns-repeated="6" table:style-name="ce2"/>
          <table:table-cell table:style-name="ce7"/>
          <table:table-cell/>
          <table:table-cell table:style-name="ce13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9" office:value-type="float" office:value="15" calcext:value-type="float">
            <text:p>15</text:p>
          </table:table-cell>
          <table:table-cell table:style-name="ce29" office:value-type="string" calcext:value-type="string" table:number-columns-spanned="1" table:number-rows-spanned="50">
            <text:p>INITIALIZE</text:p>
          </table:table-cell>
          <table:table-cell table:style-name="ce1" office:value-type="float" office:value="53" calcext:value-type="float">
            <text:p>53</text:p>
          </table:table-cell>
          <table:table-cell table:style-name="ce29" office:value-type="string" calcext:value-type="string" table:number-columns-spanned="1" table:number-rows-spanned="923">
            <text:p>READ CONTENT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4" office:value-type="string" calcext:value-type="string">
            <text:p>LSB nibble always 0x6, MSB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string" calcext:value-type="string">
            <text:p>A</text:p>
          </table:table-cell>
          <table:covered-table-cell/>
          <table:covered-table-cell table:style-name="ce18"/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9" calcext:value-type="float">
            <text:p>19</text:p>
          </table:table-cell>
          <table:table-cell table:style-name="ce28"/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34" office:value-type="string" calcext:value-type="string">
            <text:p>LSB nibble always 0x9, MSB de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9" office:value-type="string" calcext:value-type="string">
            <text:p>EA</text:p>
          </table:table-cell>
          <table:covered-table-cell table:style-name="ce30"/>
          <table:table-cell table:style-name="ce1" office:value-type="string" calcext:value-type="string">
            <text:p>A2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same as the first byte in the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9" office:value-type="float" office:value="27" calcext:value-type="float">
            <text:p>27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9" office:value-type="string" calcext:value-type="string">
            <text:p>D8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(WinUAE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 (WinUAE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covered-table-cell table:style-name="ce30"/>
          <table:table-cell table:style-name="ce26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covered-table-cell table:style-name="ce30"/>
          <table:table-cell table:style-name="ce1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covered-table-cell table:style-name="ce30"/>
          <table:table-cell table:style-name="ce1" office:value-type="float" office:value="42" calcext:value-type="float">
            <text:p>4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covered-table-cell table:style-name="ce30"/>
          <table:table-cell table:style-name="ce27" office:value-type="float" office:value="19" calcext:value-type="float">
            <text:p>1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covered-table-cell table:style-name="ce30"/>
          <table:table-cell table:style-name="ce27" office:value-type="float" office:value="18" calcext:value-type="float">
            <text:p>1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D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covered-table-cell table:style-name="ce30"/>
          <table:table-cell table:style-name="ce27" office:value-type="float" office:value="70" calcext:value-type="float">
            <text:p>7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Session 1...</text:p>
          </table:table-cell>
          <table:covered-table-cell table:number-columns-repeated="6" table:style-name="ce2"/>
          <table:table-cell office:value-type="float" office:value="36" calcext:value-type="float">
            <text:p>36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??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covered-table-cell table:style-name="ce30"/>
          <table:table-cell table:style-name="ce1" office:value-type="string" calcext:value-type="string">
            <text:p>BB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covered-table-cell table:style-name="ce30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covered-table-cell table:style-name="ce30"/>
          <table:table-cell table:style-name="ce9" office:value-type="float" office:value="1" calcext:value-type="float">
            <text:p>1</text:p>
          </table:table-cell>
          <table:covered-table-cell/>
          <table:table-cell table:style-name="ce3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30"/>
          <table:table-cell table:style-name="ce9" office:value-type="float" office:value="99" calcext:value-type="float">
            <text:p>99</text:p>
          </table:table-cell>
          <table:covered-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office:value-type="string" calcext:value-type="string">
            <text:p>A1=Total Track number</text:p>
          </table:table-cell>
          <table:table-cell table:number-columns-repeated="4"/>
          <table:table-cell office:value-type="string" calcext:value-type="string">
            <text:p>A2=Total Disk Time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style-name="ce39"/>
          <table:table-cell table:style-name="ce45" table:number-columns-repeated="2"/>
          <table:table-cell table:style-name="ce7" table:number-columns-repeated="2"/>
          <table:table-cell table:number-columns-repeated="16356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office:value-type="string" calcext:value-type="string">
            <text:p>D4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9" office:value-type="float" office:value="35" calcext:value-type="float">
            <text:p>35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covered-table-cell table:style-name="ce30"/>
          <table:table-cell table:style-name="ce1" office:value-type="float" office:value="6" calcext:value-type="float">
            <text:p>6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9" office:value-type="string" calcext:value-type="string">
            <text:p>C9</text:p>
          </table:table-cell>
          <table:covered-table-cell table:style-name="ce30"/>
          <table:table-cell table:style-name="ce1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9" office:value-type="float" office:value="44" calcext:value-type="float">
            <text:p>44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44" calcext:value-type="float">
            <text:p>44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19" calcext:value-type="float">
            <text:p>1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18" calcext:value-type="float">
            <text:p>18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70" calcext:value-type="float">
            <text:p>7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string" calcext:value-type="string">
            <text:p>B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float" office:value="75" calcext:value-type="float">
            <text:p>75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float" office:value="0" calcext:value-type="float">
            <text:p>0</text:p>
          </table:table-cell>
          <table:covered-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B8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string" calcext:value-type="string">
            <text:p>BA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AC</text:p>
          </table:table-cell>
          <table:covered-table-cell table:style-name="ce30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covered-table-cell table:style-name="ce30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covered-table-cell table:style-name="ce30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7"/>
          <table: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7" table:number-columns-repeated="17"/>
          <table:table-cell/>
          <table:table-cell table:style-name="ce34"/>
          <table:table-cell table:style-name="ce7" table:number-columns-repeated="1634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 table:number-rows-repeated="55">
          <table:table-cell table:number-columns-repeated="7"/>
          <table:table-cell table:style-name="Default"/>
          <table:table-cell/>
          <table:table-cell table:style-name="ce1"/>
          <table:table-cell table:number-columns-repeated="16362"/>
        </table:table-row>
        <table:table-row table:style-name="ro1" table:number-rows-repeated="51">
          <table:table-cell table:number-columns-repeated="7"/>
          <table:table-cell table:style-name="Default"/>
          <table:table-cell table:number-columns-repeated="16364"/>
        </table:table-row>
        <table:table-row table:style-name="ro1" table:number-rows-repeated="1047544">
          <table:table-cell table:number-columns-repeated="16372"/>
        </table:table-row>
        <table:table-row table:style-name="ro1">
          <table:table-cell table:number-columns-repeated="16372"/>
        </table:table-row>
      </table:table>
      <table:named-expressions/>
      <table:database-ranges>
        <table:database-range table:name="__Anonymous_Sheet_DB__0" table:target-range-address="Arkusz1.J1:Arkusz1.J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0:48:03.763735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2T10:54:24.244046400</dc:date>
    <meta:editing-duration>PT5H43M35S</meta:editing-duration>
    <meta:editing-cycles>40</meta:editing-cycles>
    <meta:generator>LibreOffice/25.8.5.2$Windows_X86_64 LibreOffice_project/9c8b85f387cc00a89945a79c9e6239f32e450ac2</meta:generator>
    <meta:document-statistic meta:table-count="1" meta:cell-count="1473" meta:object-count="0"/>
  </office:meta>
</office:document-meta>
</file>